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user-activity-for-the-past-30-days-i/" text:style-name="Internet_20_link" text:visited-style-name="Visited_20_Internet_20_Link"><text:span text:style-name="T1">1141. User Activity for the Past 30 Days I</text:span></text:a></text:p>
      <text:section text:style-name="Sect1" text:name="headlessui-popover-button-:r1b:">
        <text:p text:style-name="Standard"/>
      </text:section>
      <text:p text:style-name="P5">Easy</text:p>
      <text:p text:style-name="P5">450</text:p>
      <text:p text:style-name="P5">616</text:p>
      <text:section text:style-name="Sect1" text:name="headlessui-popover-button-:r1g:">
        <text:p text:style-name="Standard"/>
      </text:section>
      <text:section text:style-name="Sect1" text:name="headlessui-popover-button-:r1j:">
        <text:p text:style-name="Standard"/>
      </text:section>
      <text:p text:style-name="P5">Companies</text:p>
      <text:p text:style-name="P5">SQL Schema</text:p>
      <text:p text:style-name="Horizontal_20_Line"/>
      <text:p text:style-name="P6"><text:span text:style-name="T1">Table: </text:span><text:span text:style-name="Source_20_Text"><text:span text:style-name="T2">Activity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user_id <text:s text:c="6"/>| int <text:s text:c="4"/>|</text:p>
      <text:p text:style-name="P2">| session_id <text:s text:c="3"/>| int <text:s text:c="4"/>|</text:p>
      <text:p text:style-name="P2">| activity_date | date <text:s text:c="3"/>|</text:p>
      <text:p text:style-name="P2">| activity_type | enum <text:s text:c="3"/>|</text:p>
      <text:p text:style-name="P2">+---------------+---------+</text:p>
      <text:p text:style-name="P2">This table may have duplicate rows.</text:p>
      <text:p text:style-name="P2">The activity_type column is an ENUM (category) of type ('open_session', 'end_session', 'scroll_down', 'send_message').</text:p>
      <text:p text:style-name="P2">The table shows the user activities for a social media website. </text:p>
      <text:p text:style-name="P1">Note that each session belongs to exactly one user.</text:p>
      <text:p text:style-name="P7"> </text:p>
      <text:p text:style-name="P6"><text:span text:style-name="T1">Write a solution to find the daily active user count for a period of </text:span><text:span text:style-name="Source_20_Text"><text:span text:style-name="T2">30</text:span></text:span><text:span text:style-name="T1"> days ending </text:span><text:span text:style-name="Source_20_Text"><text:span text:style-name="T2">2019-07-27</text:span></text:span><text:span text:style-name="T1"> inclusively. A user was active on someday if they made at least one activity on that day.</text:span></text:p>
      <text:p text:style-name="P6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 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Activity table:</text:p>
      <text:p text:style-name="P2">+---------+------------+---------------+---------------+</text:p>
      <text:p text:style-name="P2">| user_id | session_id | activity_date | activity_type |</text:p>
      <text:p text:style-name="P2">+---------+------------+---------------+---------------+</text:p>
      <text:p text:style-name="P2">| 1 <text:s text:c="6"/>| 1 <text:s text:c="9"/>| 2019-07-20 <text:s text:c="3"/>| open_session <text:s/>|</text:p>
      <text:p text:style-name="P2">| 1 <text:s text:c="6"/>| 1 <text:s text:c="9"/>| 2019-07-20 <text:s text:c="3"/>| scroll_down <text:s text:c="2"/>|</text:p>
      <text:p text:style-name="P2">| 1 <text:s text:c="6"/>| 1 <text:s text:c="9"/>| 2019-07-20 <text:s text:c="3"/>| end_session <text:s text:c="2"/>|</text:p>
      <text:p text:style-name="P2">| 2 <text:s text:c="6"/>| 4 <text:s text:c="9"/>| 2019-07-20 <text:s text:c="3"/>| open_session <text:s/>|</text:p>
      <text:p text:style-name="P2">| 2 <text:s text:c="6"/>| 4 <text:s text:c="9"/>| 2019-07-21 <text:s text:c="3"/>| send_message <text:s/>|</text:p>
      <text:p text:style-name="P2">| 2 <text:s text:c="6"/>| 4 <text:s text:c="9"/>| 2019-07-21 <text:s text:c="3"/>| end_session <text:s text:c="2"/>|</text:p>
      <text:p text:style-name="P2">| 3 <text:s text:c="6"/>| 2 <text:s text:c="9"/>| 2019-07-21 <text:s text:c="3"/>| open_session <text:s/>|</text:p>
      <text:p text:style-name="P2">| 3 <text:s text:c="6"/>| 2 <text:s text:c="9"/>| 2019-07-21 <text:s text:c="3"/>| send_message <text:s/>|</text:p>
      <text:p text:style-name="P2">| 3 <text:s text:c="6"/>| 2 <text:s text:c="9"/>| 2019-07-21 <text:s text:c="3"/>| end_session <text:s text:c="2"/>|</text:p>
      <text:p text:style-name="P2">| 4 <text:s text:c="6"/>| 3 <text:s text:c="9"/>| 2019-06-25 <text:s text:c="3"/>| open_session <text:s/>|</text:p>
      <text:p text:style-name="P2">| 4 <text:s text:c="6"/>| 3 <text:s text:c="9"/>| 2019-06-25 <text:s text:c="3"/>| end_session <text:s text:c="2"/>|</text:p>
      <text:p text:style-name="P2"><text:soft-page-break/>+---------+------------+---------------+---------------+</text:p>
      <text:p text:style-name="P4"><text:span text:style-name="Strong_20_Emphasis"><text:span text:style-name="T1">Output:</text:span></text:span><text:span text:style-name="T1"> </text:span></text:p>
      <text:p text:style-name="P2">+------------+--------------+ </text:p>
      <text:p text:style-name="P2">| day <text:s text:c="7"/>| active_users |</text:p>
      <text:p text:style-name="P2">+------------+--------------+ </text:p>
      <text:p text:style-name="P2">| 2019-07-20 | 2 <text:s text:c="11"/>|</text:p>
      <text:p text:style-name="P2">| 2019-07-21 | 2 <text:s text:c="11"/>|</text:p>
      <text:p text:style-name="P2">+------------+--------------+ </text:p>
      <text:p text:style-name="P3"><text:span text:style-name="Strong_20_Emphasis"><text:span text:style-name="T1">Explanation:</text:span></text:span><text:span text:style-name="T1"> Note that we do not care about days with zero active users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7T14:01:35.189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0" meta:word-count="307" meta:character-count="1968" meta:non-whitespace-character-count="1454"/>
  </office:meta>
</office:document-meta>
</file>